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may-break-between-rows="false"/>
    </style:style>
    <style:style style:name="Table1.A" style:family="table-column">
      <style:table-column-properties style:column-width="2.3083in" style:rel-column-width="21845*"/>
    </style:style>
    <style:style style:name="Table1.A1" style:family="table-cell">
      <style:table-cell-properties style:writing-mode="page"/>
    </style:style>
    <style:style style:name="P1" style:family="paragraph" style:parent-style-name="Heading_20_2">
      <style:text-properties fo:font-size="8pt" fo:font-weight="normal" style:font-size-asian="8pt" style:font-weight-asian="normal" style:font-size-complex="8pt" style:font-weight-complex="normal"/>
    </style:style>
    <style:style style:name="P2" style:family="paragraph" style:parent-style-name="Table_20_Contents">
      <style:text-properties fo:font-size="8pt" fo:font-weight="normal" style:font-size-asian="8pt" style:font-weight-asian="normal" style:font-size-complex="8pt" style:font-weight-complex="normal"/>
    </style:style>
    <style:style style:name="P3" style:family="paragraph" style:parent-style-name="Table_20_Heading">
      <style:text-properties fo:font-size="8pt" fo:font-weight="normal" style:font-size-asian="8pt" style:font-weight-asian="normal" style:font-size-complex="8pt" style:font-weight-complex="normal"/>
    </style:style>
    <style:style style:name="P4" style:family="paragraph" style:parent-style-name="Table_20_Heading">
      <style:text-properties fo:font-size="8pt" fo:font-weight="normal" officeooo:rsid="00121795" officeooo:paragraph-rsid="00121795" style:font-size-asian="8pt" style:font-weight-asian="normal" style:font-size-complex="8pt" style:font-weight-complex="normal"/>
    </style:style>
    <style:style style:name="P5" style:family="paragraph" style:parent-style-name="Text_20_body" style:list-style-name="L12">
      <style:paragraph-properties fo:margin-top="0in" fo:margin-bottom="0in" style:contextual-spacing="false" style:writing-mode="lr-tb"/>
      <style:text-properties fo:font-size="8pt" style:font-size-asian="8pt" style:font-size-complex="8pt"/>
    </style:style>
    <style:style style:name="P6" style:family="paragraph" style:parent-style-name="Text_20_body" style:list-style-name="L12">
      <style:paragraph-properties style:writing-mode="lr-tb"/>
      <style:text-properties fo:font-size="8pt" style:font-size-asian="8pt" style:font-size-complex="8pt"/>
    </style:style>
    <style:style style:name="P7" style:family="paragraph" style:parent-style-name="Text_20_body">
      <style:paragraph-properties style:writing-mode="lr-tb"/>
      <style:text-properties fo:font-size="8pt" style:font-size-asian="8pt" style:font-size-complex="8pt"/>
    </style:style>
    <style:style style:name="P8" style:family="paragraph" style:parent-style-name="Text_20_body">
      <style:text-properties fo:font-size="8pt" fo:font-weight="normal" style:font-size-asian="8pt" style:font-weight-asian="normal" style:font-size-complex="8pt" style:font-weight-complex="normal"/>
    </style:style>
    <style:style style:name="P9" style:family="paragraph" style:parent-style-name="Text_20_body" style:list-style-name="L1">
      <style:paragraph-properties fo:margin-top="0in" fo:margin-bottom="0in" style:contextual-spacing="false"/>
      <style:text-properties fo:font-size="8pt" fo:font-weight="normal" style:font-size-asian="8pt" style:font-weight-asian="normal" style:font-size-complex="8pt" style:font-weight-complex="normal"/>
    </style:style>
    <style:style style:name="P10" style:family="paragraph" style:parent-style-name="Text_20_body" style:list-style-name="L1">
      <style:text-properties fo:font-size="8pt" fo:font-weight="normal" style:font-size-asian="8pt" style:font-weight-asian="normal" style:font-size-complex="8pt" style:font-weight-complex="normal"/>
    </style:style>
    <style:style style:name="P11" style:family="paragraph" style:parent-style-name="Text_20_body" style:list-style-name="L2">
      <style:paragraph-properties fo:margin-top="0in" fo:margin-bottom="0in" style:contextual-spacing="false"/>
      <style:text-properties fo:font-size="8pt" fo:font-weight="normal" style:font-size-asian="8pt" style:font-weight-asian="normal" style:font-size-complex="8pt" style:font-weight-complex="normal"/>
    </style:style>
    <style:style style:name="P12" style:family="paragraph" style:parent-style-name="Text_20_body" style:list-style-name="L2">
      <style:text-properties fo:font-size="8pt" fo:font-weight="normal" style:font-size-asian="8pt" style:font-weight-asian="normal" style:font-size-complex="8pt" style:font-weight-complex="normal"/>
    </style:style>
    <style:style style:name="P13" style:family="paragraph" style:parent-style-name="Text_20_body" style:list-style-name="L3">
      <style:paragraph-properties fo:margin-top="0in" fo:margin-bottom="0in" style:contextual-spacing="false"/>
      <style:text-properties fo:font-size="8pt" fo:font-weight="normal" style:font-size-asian="8pt" style:font-weight-asian="normal" style:font-size-complex="8pt" style:font-weight-complex="normal"/>
    </style:style>
    <style:style style:name="P14" style:family="paragraph" style:parent-style-name="Text_20_body" style:list-style-name="L3">
      <style:text-properties fo:font-size="8pt" fo:font-weight="normal" style:font-size-asian="8pt" style:font-weight-asian="normal" style:font-size-complex="8pt" style:font-weight-complex="normal"/>
    </style:style>
    <style:style style:name="P15" style:family="paragraph" style:parent-style-name="Text_20_body" style:list-style-name="L4">
      <style:paragraph-properties fo:margin-top="0in" fo:margin-bottom="0in" style:contextual-spacing="false"/>
      <style:text-properties fo:font-size="8pt" fo:font-weight="normal" style:font-size-asian="8pt" style:font-weight-asian="normal" style:font-size-complex="8pt" style:font-weight-complex="normal"/>
    </style:style>
    <style:style style:name="P16" style:family="paragraph" style:parent-style-name="Text_20_body" style:list-style-name="L4">
      <style:text-properties fo:font-size="8pt" fo:font-weight="normal" style:font-size-asian="8pt" style:font-weight-asian="normal" style:font-size-complex="8pt" style:font-weight-complex="normal"/>
    </style:style>
    <style:style style:name="P17" style:family="paragraph" style:parent-style-name="Text_20_body" style:list-style-name="L5">
      <style:paragraph-properties fo:margin-top="0in" fo:margin-bottom="0in" style:contextual-spacing="false"/>
      <style:text-properties fo:font-size="8pt" fo:font-weight="normal" style:font-size-asian="8pt" style:font-weight-asian="normal" style:font-size-complex="8pt" style:font-weight-complex="normal"/>
    </style:style>
    <style:style style:name="P18" style:family="paragraph" style:parent-style-name="Text_20_body" style:list-style-name="L5">
      <style:text-properties fo:font-size="8pt" fo:font-weight="normal" style:font-size-asian="8pt" style:font-weight-asian="normal" style:font-size-complex="8pt" style:font-weight-complex="normal"/>
    </style:style>
    <style:style style:name="P19" style:family="paragraph" style:parent-style-name="Text_20_body">
      <style:text-properties fo:font-size="8pt" fo:font-weight="normal" officeooo:paragraph-rsid="0014f0a9" style:font-size-asian="8pt" style:font-weight-asian="normal" style:font-size-complex="8pt" style:font-weight-complex="normal"/>
    </style:style>
    <style:style style:name="P20" style:family="paragraph" style:parent-style-name="Text_20_body">
      <style:paragraph-properties style:writing-mode="lr-tb"/>
    </style:style>
    <style:style style:name="P21" style:family="paragraph" style:parent-style-name="Text_20_body" style:list-style-name="L11">
      <style:paragraph-properties style:writing-mode="lr-tb"/>
    </style:style>
    <style:style style:name="T1" style:family="text">
      <style:text-properties officeooo:rsid="001244d5"/>
    </style:style>
    <style:style style:name="T2" style:family="text">
      <style:text-properties fo:font-size="8pt" style:font-size-asian="8pt" style:font-size-complex="8pt"/>
    </style:style>
    <style:style style:name="T3" style:family="text">
      <style:text-properties fo:font-size="7pt" style:font-size-asian="7pt" style:font-size-complex="7pt"/>
    </style:style>
    <style:style style:name="T4" style:family="text">
      <style:text-properties officeooo:rsid="00160b61"/>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3"/>
        <table:table-header-rows>
          <table:table-row>
            <table:table-cell table:style-name="Table1.A1" office:value-type="string">
              <text:p text:style-name="P4">Prompt</text:p>
            </table:table-cell>
            <table:table-cell table:style-name="Table1.A1" office:value-type="string">
              <text:p text:style-name="P3">Claude <text:span text:style-name="T4">3 Opus</text:span></text:p>
              <text:p text:style-name="P3">https://claude.ai/chat/175824ff-f280-4633-813a-3e659a3ed5c8</text:p>
            </table:table-cell>
            <table:table-cell table:style-name="Table1.A1" office:value-type="string">
              <text:p text:style-name="P4"><text:span text:style-name="T4">Advanced </text:span>G<text:span text:style-name="T1">e</text:span>mini</text:p>
              <text:p text:style-name="P4">https://gemini.google.com/app/60dc5e12acbb353e</text:p>
            </table:table-cell>
          </table:table-row>
        </table:table-header-rows>
        <table:table-row>
          <table:table-cell table:style-name="Table1.A1" office:value-type="string">
            <text:p text:style-name="P2">assume you are a requirement engineer</text:p>
          </table:table-cell>
          <table:table-cell table:style-name="Table1.A1" office:value-type="string">
            <text:p text:style-name="P2">Great! As a requirements engineer, my role is to elicit, analyze, document, and manage the requirements for a project or system. I work closely with stakeholders, including clients, end-users, and development teams, to ensure that the final product meets their needs and expectations. How can I assist you today?</text:p>
          </table:table-cell>
          <table:table-cell table:style-name="Table1.A1" office:value-type="string">
            <text:p text:style-name="P2">Absolutely! Here's how I transform into a requirements engineer and the approach I'd take:</text:p>
            <text:p text:style-name="P2"/>
            <text:p text:style-name="P2">Becoming a Requirements Engineer</text:p>
            <text:p text:style-name="P2"/>
            <text:p text:style-name="P2">As a large language model, I might not replace a human requirements engineer entirely, but I can become a powerful tool throughout the process. Here's my approach:</text:p>
            <text:p text:style-name="P2"/>
            <text:p text:style-name="P2">1. Understanding the Project Domain:</text:p>
            <text:p text:style-name="P2"/>
            <text:p text:style-name="P2"><text:s text:c="4"/>Project Scope: What's the system's intended purpose and boundaries? Who are the stakeholders, and what are their goals?</text:p>
            <text:p text:style-name="P2"><text:s text:c="4"/>Existing Systems: Are there any legacy systems or interfaces to consider?</text:p>
            <text:p text:style-name="P2"><text:s text:c="4"/>Constraints: What are the technological, budgetary, or time restrictions?</text:p>
            <text:p text:style-name="P2"><text:s text:c="4"/>Terminology: I'll familiarize myself with industry-specific jargon for clear communication.</text:p>
            <text:p text:style-name="P2"/>
            <text:p text:style-name="P2">2. <text:s/>Eliciting Requirements:</text:p>
            <text:p text:style-name="P2"/>
            <text:p text:style-name="P2"><text:s text:c="4"/>Interviews: I'll help structure interviews, suggest insightful questions, and analyze responses.</text:p>
            <text:p text:style-name="P2"><text:s text:c="4"/>Questionnaires / Surveys: I'll assist in designing effective surveys, distributing them, and summarizing results.</text:p>
            <text:p text:style-name="P2"><text:s text:c="4"/>Workshops: I'll help plan workshops, facilitate brainstorming, and document outcomes.</text:p>
            <text:p text:style-name="P2"><text:s text:c="4"/>Observation: I'll process documentation and videos of existing processes to identify user needs and pain points.</text:p>
            <text:p text:style-name="P2"><text:s text:c="4"/>Prototyping: I'll aid in generating rough prototypes or mockups to make requirements more tangible for stakeholders.</text:p>
            <text:p text:style-name="P2"/>
            <text:p text:style-name="P2">3. Analysis and Negotiation:</text:p>
            <text:p text:style-name="P2"/>
            <text:p text:style-name="P2"><text:s text:c="4"/>Identifying Conflicts: I'll pinpoint requirements that contradict each other or are incompatible with constraints.</text:p>
            <text:p text:style-name="P2"><text:s text:c="4"/>Prioritization: I'll aid stakeholders in ranking requirements based on importance and urgency.</text:p>
            <text:p text:style-name="P2"><text:s text:c="4"/>Modeling: I can generate use cases, system diagrams (UML, etc.), and data flow models to clarify relationships.</text:p>
            <text:p text:style-name="P2"><text:s text:c="4"/>Alternative Solutions: I'll suggest different ways to achieve desired outcomes, helping find the optimal approach.</text:p>
            <text:p text:style-name="P2"/>
            <text:p text:style-name="P2">4. Specification and Documentation:</text:p>
            <text:p text:style-name="P2"/>
            <text:p text:style-name="P2"><text:s text:c="4"/>Use Cases: I'll draft clear, detailed use cases to outline user interactions.</text:p>
            <text:p text:style-name="P2"><text:s text:c="4"/>Formal Specifications: If needed, I'll assist with writing specifications in a formal language (e.g., Z notation).</text:p>
            <text:p text:style-name="P2"><text:s text:c="4"/>Traceability: I'll help maintain links between requirements and their origins, enabling impact analysis and change management.</text:p>
            <text:p text:style-name="P2"/>
            <text:p text:style-name="P2">5. Verification and Validation:</text:p>
            <text:p text:style-name="P2"/>
            <text:p text:style-name="P2"><text:s text:c="4"/>Consistency Checks: I'll help ensure internal consistency of the requirements.</text:p>
            <text:p text:style-name="P2"><text:s text:c="4"/>Completeness: I'll look for any omissions or missing functionalities.</text:p>
            <text:p text:style-name="P2"><text:s text:c="4"/>Testability: I'll help phrase requirements in a way <text:soft-page-break/>that's easily testable.</text:p>
            <text:p text:style-name="P2"><text:s text:c="4"/>Walkthroughs &amp; Reviews: I'll help facilitate walkthroughs and generate documentation for reviews.</text:p>
            <text:p text:style-name="P2"/>
            <text:p text:style-name="P2">Additional Capabilities:</text:p>
            <text:p text:style-name="P2"/>
            <text:p text:style-name="P2"><text:s text:c="4"/>Knowledge Base Access: Tap into huge knowledge bases for relevant regulations, industry standards, or best practices related to the project.</text:p>
            <text:p text:style-name="P2"><text:s text:c="4"/>Natural Language Processing: Understand stakeholders' informal descriptions and translate them into actionable requirements.</text:p>
            <text:p text:style-name="P2"/>
            <text:p text:style-name="P2">Important Notes:</text:p>
            <text:p text:style-name="P2"/>
            <text:p text:style-name="P2"><text:s text:c="4"/>Human Guidance: I always rely on human requirements engineers to guide me, provide feedback, and make the final decisions.</text:p>
            <text:p text:style-name="P2"><text:s text:c="4"/>Ethical Considerations: I prioritize fairness, transparency, and accountability when handling requirements.</text:p>
            <text:p text:style-name="P2"/>
            <text:p text:style-name="P2">Let's Start! <text:s/>Do you have a specific project we can begin analyzing?</text:p>
          </table:table-cell>
        </table:table-row>
        <table:table-row>
          <table:table-cell table:style-name="Table1.A1" office:value-type="string">
            <text:h text:style-name="P1" text:outline-level="2">as a requirement engineer, an in relation to your work, define creativity, Clarity, Novelty, Usefulness</text:h>
            <text:p text:style-name="P2"/>
          </table:table-cell>
          <table:table-cell table:style-name="Table1.A1" office:value-type="string">
            <text:p text:style-name="P8">As a requirements engineer, I understand the importance of creativity, clarity, novelty, and usefulness in my work. Here's how I would define these terms in relation to requirements engineering:</text:p>
            <text:list text:style-name="L1">
              <text:list-item>
                <text:p text:style-name="P9">Creativity: In requirements engineering, creativity involves the ability to think outside the box and develop innovative solutions to complex problems. It means being able to approach requirements gathering and analysis from different perspectives, and to consider unconventional ideas that may lead to more efficient or effective solutions. Creativity in requirements engineering can help in identifying new opportunities, overcoming challenges, and finding ways to optimize the system or product being developed. </text:p>
              </text:list-item>
              <text:list-item>
                <text:p text:style-name="P9">Clarity: Clarity is a crucial aspect of requirements engineering. It refers to the ability to communicate requirements in a clear, concise, and unambiguous manner. Requirements should be easily understood by all stakeholders, including clients, end-users, and development teams. Clarity helps to prevent misinterpretations and ensures that everyone involved in the project has a shared understanding of the requirements. It also facilitates better collaboration and reduces the risk of rework or delays due to misunderstandings. </text:p>
              </text:list-item>
              <text:list-item>
                <text:p text:style-name="P9">Novelty: Novelty in requirements engineering refers to the introduction of new or innovative requirements that can lead to improved system or product functionality, performance, or user experience. It involves identifying and <text:soft-page-break/>incorporating cutting-edge technologies, processes, or features that can differentiate the product from competitors and provide added value to end-users. Novelty requires staying up-to-date with industry trends, conducting thorough research, and being open to new ideas and approaches. </text:p>
              </text:list-item>
              <text:list-item>
                <text:p text:style-name="P10">Usefulness: Usefulness is a fundamental principle in requirements engineering. It means that the requirements gathered and defined should contribute to the overall goals and objectives of the project, and provide tangible benefits to the end-users. Usefulness involves ensuring that each requirement is relevant, necessary, and adds value to the system or product being developed. It requires a deep understanding of the users' needs, business objectives, and the context in which the system will be used. By focusing on usefulness, requirements engineers can prioritize requirements effectively and ensure that the final product meets the needs of all stakeholders. </text:p>
              </text:list-item>
            </text:list>
            <text:p text:style-name="P8">In summary, as a requirements engineer, I strive to incorporate creativity, clarity, novelty, and usefulness into my work. By doing so, I can develop high-quality requirements that lead to successful projects and satisfied stakeholders.</text:p>
            <text:p text:style-name="P2"/>
          </table:table-cell>
          <table:table-cell table:style-name="Table1.A1" office:value-type="string">
            <text:p text:style-name="P2">Here's how I'd define those concepts as a requirements engineer:</text:p>
            <text:p text:style-name="P2"/>
            <text:p text:style-name="P2">Creativity</text:p>
            <text:p text:style-name="P2"/>
            <text:p text:style-name="P2"><text:s text:c="4"/>Problem Reframing: The ability to shift perspectives on a problem, going beyond the obvious solutions to reveal new possibilities. This could involve looking at unexpected use cases or unconventional user groups.</text:p>
            <text:p text:style-name="P2"><text:s text:c="4"/>Conceptual Blending: Combining elements from seemingly unrelated areas or past experiences to generate innovative solutions. For instance, applying a design pattern from a different industry to solve a software challenge.</text:p>
            <text:p text:style-name="P2"><text:s text:c="4"/>Breaking Constraints: Challenging the assumed limitations of a project, exploring solutions that might seem impractical initially. This may lead to identifying workaround technologies or pushing the boundaries of what's possible.</text:p>
            <text:p text:style-name="P2"/>
            <text:p text:style-name="P2">Clarity</text:p>
            <text:p text:style-name="P2"/>
            <text:p text:style-name="P2"><text:s text:c="4"/>Precision and Unambiguity: Using specific, measurable, and well-defined terms in requirements. This ensures that everyone on the team has the same understanding of what needs to be built.</text:p>
            <text:p text:style-name="P2"><text:s text:c="4"/>Conciseness: Expressing requirements in the simplest and most direct form possible. This avoids misinterpretations and makes requirements documents more accessible.</text:p>
            <text:p text:style-name="P2"><text:s text:c="4"/>Context and Rationale: Providing a brief explanation of the reasons behind each requirement. This helps stakeholders understand the purpose and aids in future change management.</text:p>
            <text:p text:style-name="P2"/>
            <text:p text:style-name="P2">Novelty</text:p>
            <text:p text:style-name="P2"/>
            <text:p text:style-name="P2"><text:s text:c="4"/>Originality: Introducing new ideas or approaches that significantly differ from existing solutions. This could be entirely new functionality or a fresh way of solving a common problem.</text:p>
            <text:p text:style-name="P2"><text:s text:c="4"/>Resourcefulness: Leveraging existing resources or components in unexpected ways to create unique <text:soft-page-break/>outcomes and meet specific needs.</text:p>
            <text:p text:style-name="P2"><text:s text:c="4"/>Future-Forward Thinking: Anticipating emerging trends or user needs, leading to requirements that make the product future-proof and stand out in the market.</text:p>
            <text:p text:style-name="P2"/>
            <text:p text:style-name="P2">Usefulness</text:p>
            <text:p text:style-name="P2"/>
            <text:p text:style-name="P2"><text:s text:c="4"/>End-User Value: Ensuring that requirements align with the real-world needs and problems of the intended users. Features that sound fancy but don't enhance the user experience are not useful.</text:p>
            <text:p text:style-name="P2"><text:s text:c="4"/>Business Alignment: Contributing to the overall success of the project by fulfilling the core objectives and business goals.</text:p>
            <text:p text:style-name="P2"><text:s text:c="4"/>Feasibility: Balancing ambitious ideas with realistic implementation constraints (technical, cost, time). A great idea is useless if it can't be built on time and within budget.</text:p>
            <text:p text:style-name="P2"/>
            <text:p text:style-name="P2">Please note: It's essential to strike a balance between these elements. Too much focus on novelty without clarity risks confusion, while excessive emphasis on practicality could hinder innovation.</text:p>
            <text:p text:style-name="P2"/>
            <text:p text:style-name="P2">Let me know if you'd like me to elaborate on any of these aspects or provide examples!</text:p>
          </table:table-cell>
        </table:table-row>
        <table:table-row>
          <table:table-cell table:style-name="Table1.A1" office:value-type="string">
            <text:h text:style-name="P1" text:outline-level="2">also define browser, and security</text:h>
            <text:p text:style-name="P2"/>
          </table:table-cell>
          <table:table-cell table:style-name="Table1.A1" office:value-type="string">
            <text:p text:style-name="P19">Sure, I'd be happy to define browser and security in the context of requirements engineering.</text:p>
            <text:p text:style-name="P19">Browser: In the context of requirements engineering, a browser refers to a software application that allows users to access, retrieve, and view information on the internet. It is a critical component of any web-based system or application. When defining requirements for a web-based project, it's essential to consider browser compatibility, as different browsers may render content differently or have varying levels of support for certain features or technologies. Requirements engineers must specify which browsers the system should support, as well as any specific browser versions or capabilities required. This ensures that the system is accessible and functions correctly for all intended users. </text:p>
            <text:p text:style-name="P19">Security: Security is a critical consideration in requirements engineering, as it involves protecting the system, its data, and its users from unauthorized access, misuse, or damage. When defining requirements, security aspects must be carefully analyzed and documented to ensure that the system is designed and built with appropriate security measures in place. This includes identifying potential security risks, specifying authentication and authorization mechanisms, defining data <text:soft-page-break/>protection and privacy requirements, and ensuring compliance with relevant security standards and regulations. Requirements engineers must work closely with security experts to define security requirements that are appropriate for the system's context and aligned with industry best practices. By prioritizing security in requirements engineering, organizations can minimize the risk of security breaches, protect sensitive data, and maintain the trust of their users. </text:p>
            <text:p text:style-name="P8">In summary, considering browser compatibility and security is crucial in requirements engineering for web-based projects. By defining clear requirements related to browser support and security measures, requirements engineers can ensure that the system is accessible, functional, and secure for all intended users.</text:p>
            <text:p text:style-name="P2"/>
          </table:table-cell>
          <table:table-cell table:style-name="Table1.A1" office:value-type="string">
            <text:p text:style-name="P2">Absolutely! Here's a breakdown of "browser" and "security" within the context of requirements engineering:</text:p>
            <text:p text:style-name="P2"/>
            <text:p text:style-name="P2">Browser</text:p>
            <text:p text:style-name="P2"/>
            <text:p text:style-name="P2"><text:s text:c="4"/>Software Application: A program designed to access, retrieve, and display information from the World Wide Web. This includes text, images, videos, and other web content.</text:p>
            <text:p text:style-name="P2"><text:s text:c="4"/>User Interface: The graphical interface through which users interact with the web. This includes elements like the address bar, navigation buttons, and the area where web pages are displayed.</text:p>
            <text:p text:style-name="P2"><text:s text:c="4"/>Rendering Engine: The core component responsible for taking HTML, CSS, and JavaScript code and transforming it into a visual webpage as viewed by the user.</text:p>
            <text:p text:style-name="P2"><text:s text:c="4"/>Networking Capabilities: The ability to communicate with web servers over HTTP (or HTTPS) to send requests and receive web content in response.</text:p>
            <text:p text:style-name="P2"><text:s text:c="4"/>Standards Compliance: The level to which a browser adheres to web standards (like HTML5, CSS3) ensuring consistent rendering of web content across different browsers.</text:p>
            <text:p text:style-name="P2"/>
            <text:p text:style-name="P2">Security</text:p>
            <text:p text:style-name="P2"/>
            <text:p text:style-name="P2"><text:s text:c="4"/>Confidentiality: Protecting information from being accessed by unauthorized parties. This includes sensitive data such as login credentials, <text:soft-page-break/>financial information, or private communications.</text:p>
            <text:p text:style-name="P2"><text:s text:c="4"/>Integrity: Ensuring that information remains accurate and untouched by unauthorized modification. This prevents someone from changing financial amounts in a transaction or altering medical records, for example.</text:p>
            <text:p text:style-name="P2"><text:s text:c="4"/>Availability: Making sure that systems and data are accessible and usable by authorized users when they need them. Preventing things like denial-of-service attacks that make websites or services unavailable.</text:p>
            <text:p text:style-name="P2"><text:s text:c="4"/>Authentication: Verifying the identity of users, devices, or other software entities to grant appropriate levels of access.</text:p>
            <text:p text:style-name="P2"><text:s text:c="4"/>Authorization: Determining what permissions and actions an authenticated user or entity is allowed to perform within a system.</text:p>
            <text:p text:style-name="P2"/>
            <text:p text:style-name="P2">Security Aspects relevant to Requirements Engineering</text:p>
            <text:p text:style-name="P2"/>
            <text:p text:style-name="P2"><text:s text:c="4"/>Encryption: Mechanisms for securing communication using protocols like HTTPS (secure HTTP).</text:p>
            <text:p text:style-name="P2"><text:s text:c="4"/>Safe Browsing: Features that warn users about potentially dangerous or malicious websites.</text:p>
            <text:p text:style-name="P2"><text:s text:c="4"/>Malware Protection: Integration with anti-malware tools to detect and block malicious software embedded in websites.</text:p>
            <text:p text:style-name="P2"><text:s text:c="4"/>Privacy Settings: Controls allowing users to manage their browsing history, cookies, and other data collected by the browser.</text:p>
            <text:p text:style-name="P2"><text:s text:c="4"/>Vulnerability Management: Timely patching of security issues discovered in the browser or its extensions.</text:p>
            <text:p text:style-name="P2"/>
            <text:p text:style-name="P2">Let me know if you'd like a deeper dive into specific security features or any specific application of these concepts!</text:p>
          </table:table-cell>
        </table:table-row>
        <table:table-row>
          <table:table-cell table:style-name="Table1.A1" office:value-type="string">
            <text:h text:style-name="P1" text:outline-level="2">list 10 security features in browsers</text:h>
            <text:p text:style-name="P2"/>
          </table:table-cell>
          <table:table-cell table:style-name="Table1.A1" office:value-type="string">
            <text:p text:style-name="P8">Here are 10 important security features commonly found in modern web browsers:</text:p>
            <text:list text:style-name="L2">
              <text:list-item>
                <text:p text:style-name="P11">SSL/TLS Support: Browsers support the Secure Sockets Layer (SSL) and Transport Layer Security (TLS) protocols, which encrypt data transmitted between the browser and the web server, protecting sensitive information from interception. </text:p>
              </text:list-item>
              <text:list-item>
                <text:p text:style-name="P11">HTTPS Indicators: Browsers display visual indicators, such as a padlock icon or a green address bar, to inform users when a website is using a secure HTTPS connection. </text:p>
              </text:list-item>
              <text:list-item>
                <text:p text:style-name="P11">Safe Browsing: Many browsers integrate safe browsing features that warn users when they attempt to access known phishing sites, malware-infected pages, or other malicious content. </text:p>
              </text:list-item>
              <text:list-item>
                <text:p text:style-name="P11">Pop-up Blocking: Browsers can block unwanted pop-up windows, which are often used for advertising or distributing malware. </text:p>
              </text:list-item>
              <text:list-item>
                <text:p text:style-name="P11">Third-Party Cookie Blocking: Some browsers allow users to block third-party cookies, which can be used to track user behavior across multiple <text:soft-page-break/>websites. </text:p>
              </text:list-item>
              <text:list-item>
                <text:p text:style-name="P11">Private Browsing Mode: Browsers offer a private or incognito mode that does not save browsing history, cookies, or other local data after the session ends. </text:p>
              </text:list-item>
              <text:list-item>
                <text:p text:style-name="P11">Permission Management: Modern browsers provide granular controls for managing permissions, such as access to the camera, microphone, or location, on a per-site basis. </text:p>
              </text:list-item>
              <text:list-item>
                <text:p text:style-name="P11">Extension Security: Browsers have mechanisms to ensure that extensions and add-ons are securely installed and updated, and they may prompt users for permissions before granting extensions access to sensitive data. </text:p>
              </text:list-item>
              <text:list-item>
                <text:p text:style-name="P11">Automatic Updates: Most browsers automatically update themselves to the latest version, which often includes security patches and improvements. </text:p>
              </text:list-item>
              <text:list-item>
                <text:p text:style-name="P12">Content Security Policy (CSP): Browsers support the Content Security Policy, which allows web developers to specify which sources of content (scripts, images, etc.) are allowed to be loaded and executed by the browser, helping to prevent cross-site scripting (XSS) and other injection attacks. </text:p>
              </text:list-item>
            </text:list>
            <text:p text:style-name="P8">These security features work together to create a safer browsing experience for users and help protect against various online threats. However, it's important to note that browser security is just one part of overall web security, and developers must also implement secure coding practices and keep their web applications up-to-date to maintain a secure environment.</text:p>
            <text:p text:style-name="P2"/>
          </table:table-cell>
          <table:table-cell table:style-name="Table1.A1" office:value-type="string">
            <text:p text:style-name="P8">Absolutely! Here are 10 essential security features commonly found in modern browsers:</text:p>
            <text:p text:style-name="P8"><text:s text:c="4"/>1. Safe Browsing: Browsers often have built-in lists of known malicious websites and phishing sites. They warn users before visiting these pages, helping prevent them from fraudulent activity or downloading malware.</text:p>
            <text:p text:style-name="P8"><text:s text:c="4"/>2. HTTPS Everywhere: This feature (often available through extensions) automatically enforces HTTPS connections on websites whenever possible. HTTPS adds encryption, securing data transmitted between the browser and the website.</text:p>
            <text:p text:style-name="P8"><text:s text:c="4"/>3. Sandboxing: Browsers employ sandboxing techniques to isolate individual tabs, preventing malicious code on one website from affecting other open tabs or accessing sensitive system resources.</text:p>
            <text:p text:style-name="P8"><text:s text:c="4"/>4. Password Manager: Built-in password managers help store and generate strong, unique passwords. This encourages better password practices and reduces the risk of accounts being compromised due to password reuse.</text:p>
            <text:p text:style-name="P8"><text:s text:c="4"/>5. Automatic Updates: Browsers are critical software, and ensuring they're up-to-date with the <text:soft-page-break/>latest security patches is essential. Automatic updates make this process seamless for users.</text:p>
            <text:p text:style-name="P8"><text:s text:c="4"/>6. Privacy Settings: Users should have granular control over privacy settings like cookies, tracking prevention, location access, and data that websites can store.</text:p>
            <text:p text:style-name="P8"><text:s text:c="4"/>7. Pop-up Blockers: Intrusive pop-ups can be a security risk. Browsers block these by default while allowing legitimate use cases.</text:p>
            <text:p text:style-name="P8"><text:s text:c="4"/>8. Certificate Validation: When a website has a security certificate, browsers verify its authenticity. This is often visually indicated in the address bar, assuring users the connection is legitimate.</text:p>
            <text:p text:style-name="P8"><text:s text:c="4"/>9. File Download Scanning: Some browsers scan downloaded files for known malware, adding a layer of protection before a potentially dangerous file is opened.</text:p>
            <text:p text:style-name="P8"><text:s text:c="4"/>10. Incognito/Private Browsing: This mode allows browsing without storing a significant amount of local data like cookies and browsing history. This can be useful for increased privacy in certain situations.</text:p>
            <text:p text:style-name="P8">Important to Note:</text:p>
            <text:p text:style-name="P8"><text:s text:c="4"/>• The prominence of these features can vary across browsers (e.g., Chrome, Firefox, Safari, Edge). </text:p>
            <text:p text:style-name="P8"><text:s text:c="4"/>• Users should still exercise caution even with these features, as no browser is completely foolproof. </text:p>
            <text:p text:style-name="P8">Let me know if you want a more detailed breakdown of a specific feature!</text:p>
            <text:p text:style-name="P8"/>
          </table:table-cell>
        </table:table-row>
        <table:table-row>
          <table:table-cell table:style-name="Table1.A1" office:value-type="string">
            <text:h text:style-name="P1" text:outline-level="2">now remember, you are a requirement engineer, define, creative requirement in relationship to your work.</text:h>
            <text:p text:style-name="P2"/>
          </table:table-cell>
          <table:table-cell table:style-name="Table1.A1" office:value-type="string">
            <text:p text:style-name="P8">As a requirements engineer, a creative requirement refers to a requirement that is innovative, original, and goes beyond the standard or conventional solutions. It involves thinking outside the box and developing unique ideas that can improve the system or product being developed.</text:p>
            <text:p text:style-name="P8">Creative requirements can emerge from various sources, such as:</text:p>
            <text:list text:style-name="L3">
              <text:list-item>
                <text:p text:style-name="P13">User Insights: Engaging with end-users and understanding their needs, desires, and pain points can lead to innovative requirements that address their problems in new and creative ways. </text:p>
              </text:list-item>
              <text:list-item>
                <text:p text:style-name="P13">Technology Advancements: Keeping up with the latest technological advancements and exploring how they can be incorporated into the system or product can result in creative requirements that leverage cutting-edge capabilities. </text:p>
              </text:list-item>
              <text:list-item>
                <text:p text:style-name="P13">Industry Trends: Analyzing industry <text:soft-page-break/>trends and identifying opportunities for differentiation can inspire creative requirements that set the product apart from competitors. </text:p>
              </text:list-item>
              <text:list-item>
                <text:p text:style-name="P14">Collaborative Ideation: Collaborating with stakeholders, including clients, end-users, and cross-functional teams, can generate creative ideas and requirements through brainstorming sessions and discussions. </text:p>
              </text:list-item>
            </text:list>
            <text:p text:style-name="P8">When defining creative requirements, it's essential to:</text:p>
            <text:list text:style-name="L4">
              <text:list-item>
                <text:p text:style-name="P15">Clearly articulate the innovative aspect of the requirement and how it differs from standard solutions. </text:p>
              </text:list-item>
              <text:list-item>
                <text:p text:style-name="P15">Explain the benefits and value that the creative requirement brings to the system or product. </text:p>
              </text:list-item>
              <text:list-item>
                <text:p text:style-name="P15">Ensure that the creative requirement aligns with the overall goals and objectives of the project. </text:p>
              </text:list-item>
              <text:list-item>
                <text:p text:style-name="P15">Assess the feasibility of implementing the creative requirement, considering technical constraints, resources, and timeline. </text:p>
              </text:list-item>
              <text:list-item>
                <text:p text:style-name="P16">Validate the creative requirement with stakeholders to ensure that it meets their needs and expectations. </text:p>
              </text:list-item>
            </text:list>
            <text:p text:style-name="P8">By incorporating creative requirements into the development process, requirements engineers can drive innovation, enhance user experiences, and create products that stand out in the market. However, it's important to strike a balance between creativity and feasibility to ensure that the requirements can be successfully implemented within the given constraints.</text:p>
            <text:p text:style-name="P2"/>
          </table:table-cell>
          <table:table-cell table:style-name="Table1.A1" office:value-type="string">
            <text:p text:style-name="P2">Absolutely! Here's how I'd define "creative requirements" in the context of requirements engineering:</text:p>
            <text:p text:style-name="P2"/>
            <text:p text:style-name="P2">Creative Requirements</text:p>
            <text:p text:style-name="P2"/>
            <text:p text:style-name="P2">Creative requirements are those that introduce original solutions, unexpected functionalities, or significantly novel approaches to enhance a product or system. They go beyond satisfying basic needs and actively seek ways to surprise and delight users.</text:p>
            <text:p text:style-name="P2"/>
            <text:p text:style-name="P2">Key Characteristics:</text:p>
            <text:p text:style-name="P2"/>
            <text:p text:style-name="P2"><text:s text:c="4"/>Novelty: They offer something genuinely new and different, either as a whole feature or in specific aspects of its implementation.</text:p>
            <text:p text:style-name="P2"><text:s text:c="4"/>Insightful: They demonstrate a keen understanding of user needs, sometimes solving problems users didn't even know they had.</text:p>
            <text:p text:style-name="P2"><text:s text:c="4"/>Future-Oriented: They anticipate emerging trends or unarticulated user desires, helping the product stay ahead of the curve.</text:p>
            <text:p text:style-name="P2"><text:s text:c="4"/>Value Focus: Despite their novelty, they still <text:soft-page-break/>have a core purpose tied to enhancing the user experience, improving efficiency, or offering new forms of value.</text:p>
            <text:p text:style-name="P2"><text:s text:c="4"/>Resource Sensitivity: They may push boundaries and test assumptions, but they also consider implementation feasibility within project constraints.</text:p>
            <text:p text:style-name="P2"/>
            <text:p text:style-name="P2">Examples of Creative Requirements:</text:p>
            <text:p text:style-name="P2"/>
            <text:p text:style-name="P2"><text:s text:c="4"/>A social media platform that uses AI to suggest not just connections, but potential real-life meetups with mutual interests.</text:p>
            <text:p text:style-name="P2"><text:s text:c="4"/>An e-commerce site that offers a "surprise me" option, curating a personalized selection of products based on the user's browsing history and stated preferences.</text:p>
            <text:p text:style-name="P2"><text:s text:c="4"/>A productivity app with an unconventional time-management method that visualizes tasks differently to improve focus and flow.</text:p>
            <text:p text:style-name="P2"/>
            <text:p text:style-name="P2">Why Creative Requirements are Important</text:p>
            <text:p text:style-name="P2"/>
            <text:p text:style-name="P2"><text:s text:c="4"/>Competitive Differentiation: In a saturated market, innovative features are what make a product stand out.</text:p>
            <text:p text:style-name="P2"><text:s text:c="4"/>User Delight: Creative solutions can lead to user satisfaction that goes beyond mere functionality.</text:p>
            <text:p text:style-name="P2"><text:s text:c="4"/>Adaptability: They help a product stay relevant in a rapidly changing technological landscape.</text:p>
            <text:p text:style-name="P2"/>
            <text:p text:style-name="P2">Note: <text:s/>Finding the balance is key. <text:s/>Too much emphasis on novelty can lead to impractical requirements that are difficult to implement. <text:s/>Creativity should always be grounded in meeting real user needs and project feasibility.</text:p>
            <text:p text:style-name="P2"/>
            <text:p text:style-name="P2">Would you like me to elaborate on ways to elicit and identify creative requirements?</text:p>
          </table:table-cell>
        </table:table-row>
        <table:table-row>
          <table:table-cell table:style-name="Table1.A1" office:value-type="string">
            <text:h text:style-name="P1" text:outline-level="2">now again, remember, you are a requirement engineer. your colleague requirement engineer is working on is working on the development of new security features to browser X. he send you 10 new security features to browser X. your colleague ask you to your best opinion and knowledge to evaluate in relation the following features. your task is to score each one of them in a 4 likert scales for creativity, usefulness, novelty, and clarity. Please explain your decisions. here is what your colleague sent "here are 10 innovative security features for Browser X, tailored to combine cutting-edge technologies and methodologies for enhanced online safety: Integrated VPN with Selective Geofencing: A built-in VPN service that allows users to automatically switch server locations based on content restrictions or privacy needs, enhancing security without sacrificing convenience. AI-Powered Phishing Detection: Utilize machine learning algorithms to analyze web page elements in real-time, predicting and alerting users about potential phishing threats before they interact with malicious content. Zero-Trust Content Execution: Implement a zero-trust model specifically for <text:soft-page-break/>executing web content, where each script or executable element on a page must verify its integrity before running, effectively blocking unauthorized scripts. Encrypted User Profile Cloud Storage: Offer users the option to store their browser profiles, including bookmarks, history, and settings, in an encrypted cloud storage service managed by the browser, ensuring data privacy and easy access across devices. Decentralized Web Authentication: Introduce a feature for websites to authenticate users via blockchain-based decentralized identifiers (DIDs), enhancing privacy and security by eliminating the need for traditional passwords and reducing the risk of centralized data breaches. Adaptive Security Level Settings: The browser automatically adjusts its security settings based on the user's current network environment (e.g., home, public Wi-Fi) and the website's trust level, balancing convenience and protection. Real-Time Data Breach Notification: In collaboration with data breach monitoring services, provide users with real-time notifications if their personal information is found in a data breach, along with recommendations for protective actions. Secure Multi-Factor Authentication Integration: Seamlessly integrate with various multi-factor authentication (MFA) methods, offering users a more secure and convenient way to log in to websites directly from the browser interface. Anonymous Browsing Metrics Collection: Collect usage data to improve browser features and user experience without compromising privacy, using advanced anonymization techniques to ensure that collected data cannot be traced back to individual users. Smart Firewall Integration: Incorporate a smart firewall directly into the browser that dynamically adjusts its filtering rules based on the user's browsing habits and the trustworthiness of visited sites, providing an additional layer of protection against network-based threats. These features aim to redefine browser security, leveraging advanced technologies and creative solutions to address modern cyber threats and user privacy concerns."</text:h>
            <text:p text:style-name="P2"/>
          </table:table-cell>
          <table:table-cell table:style-name="Table1.A1" office:value-type="string">
            <text:p text:style-name="P8">Thank you for sharing your colleague's innovative security features for Browser X. As a requirements engineer, I will evaluate each feature based on the provided 4-point Likert scales for creativity, usefulness, novelty, and clarity. Here's my assessment:</text:p>
            <text:list text:style-name="L5">
              <text:list-item>
                <text:p text:style-name="P17">Integrated VPN with Selective Geofencing: </text:p>
                <text:list>
                  <text:list-item>
                    <text:p text:style-name="P17">Creativity: 4 - The combination of VPN and geofencing is a creative approach to enhancing security and convenience. </text:p>
                  </text:list-item>
                  <text:list-item>
                    <text:p text:style-name="P17">Usefulness: 4 - This feature provides users with a seamless and flexible way to protect their online privacy. </text:p>
                  </text:list-item>
                  <text:list-item>
                    <text:p text:style-name="P17">Novelty: 3 - While VPNs are common, the selective geofencing aspect adds a novel twist to the feature. </text:p>
                  </text:list-item>
                  <text:list-item>
                    <text:p text:style-name="P17"><text:soft-page-break/>Clarity: 4 - The description clearly explains the functionality and benefits of the feature. </text:p>
                  </text:list-item>
                </text:list>
              </text:list-item>
              <text:list-item>
                <text:p text:style-name="P17">AI-Powered Phishing Detection: </text:p>
                <text:list>
                  <text:list-item>
                    <text:p text:style-name="P17">Creativity: 4 - Utilizing AI and machine learning for real-time phishing detection is a creative solution. </text:p>
                  </text:list-item>
                  <text:list-item>
                    <text:p text:style-name="P17">Usefulness: 4 - Protecting users from phishing threats is highly useful and important for online security. </text:p>
                  </text:list-item>
                  <text:list-item>
                    <text:p text:style-name="P17">Novelty: 3 - AI-based phishing detection is an emerging trend, but not entirely novel. </text:p>
                  </text:list-item>
                  <text:list-item>
                    <text:p text:style-name="P17">Clarity: 4 - The explanation of how the feature works and its benefits is clear and concise. </text:p>
                  </text:list-item>
                </text:list>
              </text:list-item>
              <text:list-item>
                <text:p text:style-name="P17">Zero-Trust Content Execution: </text:p>
                <text:list>
                  <text:list-item>
                    <text:p text:style-name="P17">Creativity: 4 - Implementing a zero-trust model for web content execution is a creative approach to blocking unauthorized scripts. </text:p>
                  </text:list-item>
                  <text:list-item>
                    <text:p text:style-name="P17">Usefulness: 4 - This feature enhances security by preventing the execution of malicious code. </text:p>
                  </text:list-item>
                  <text:list-item>
                    <text:p text:style-name="P17">Novelty: 4 - The application of zero-trust principles to web content execution is a novel concept. </text:p>
                  </text:list-item>
                  <text:list-item>
                    <text:p text:style-name="P17">Clarity: 3 - While the description is technical, it may require more explanation for non-technical users. </text:p>
                  </text:list-item>
                </text:list>
              </text:list-item>
              <text:list-item>
                <text:p text:style-name="P17">Encrypted User Profile Cloud Storage: </text:p>
                <text:list>
                  <text:list-item>
                    <text:p text:style-name="P17">Creativity: 3 - Offering encrypted cloud storage for browser profiles is a good idea, but not exceptionally creative. </text:p>
                  </text:list-item>
                  <text:list-item>
                    <text:p text:style-name="P17">Usefulness: 4 - This feature provides users with a secure and convenient way to store and access their browser data across devices. </text:p>
                  </text:list-item>
                  <text:list-item>
                    <text:p text:style-name="P17">Novelty: 3 - Encrypted cloud storage is not a new concept, but its integration with browser profiles is relatively novel. </text:p>
                  </text:list-item>
                  <text:list-item>
                    <text:p text:style-name="P17">Clarity: 4 - The description clearly conveys the functionality and benefits of the feature. </text:p>
                  </text:list-item>
                </text:list>
              </text:list-item>
              <text:list-item>
                <text:p text:style-name="P17">Decentralized Web Authentication: </text:p>
                <text:list>
                  <text:list-item>
                    <text:p text:style-name="P17"><text:soft-page-break/>Creativity: 4 - Using blockchain-based decentralized identifiers for web authentication is a creative approach. </text:p>
                  </text:list-item>
                  <text:list-item>
                    <text:p text:style-name="P17">Usefulness: 4 - Eliminating traditional passwords and reducing the risk of centralized data breaches is highly useful for user security. </text:p>
                  </text:list-item>
                  <text:list-item>
                    <text:p text:style-name="P17">Novelty: 4 - The use of decentralized identifiers for web authentication is a novel concept. </text:p>
                  </text:list-item>
                  <text:list-item>
                    <text:p text:style-name="P17">Clarity: 3 - The description may require more explanation for users unfamiliar with blockchain and decentralized technologies. </text:p>
                  </text:list-item>
                </text:list>
              </text:list-item>
              <text:list-item>
                <text:p text:style-name="P17">Adaptive Security Level Settings: </text:p>
                <text:list>
                  <text:list-item>
                    <text:p text:style-name="P17">Creativity: 4 - Automatically adjusting security settings based on the user's environment and website trust level is a creative solution. </text:p>
                  </text:list-item>
                  <text:list-item>
                    <text:p text:style-name="P17">Usefulness: 4 - This feature provides users with a balance between convenience and protection, enhancing their browsing experience. </text:p>
                  </text:list-item>
                  <text:list-item>
                    <text:p text:style-name="P17">Novelty: 3 - While the concept is not entirely new, the implementation in a browser setting is relatively novel. </text:p>
                  </text:list-item>
                  <text:list-item>
                    <text:p text:style-name="P17">Clarity: 4 - The description clearly explains how the feature works and its benefits. </text:p>
                  </text:list-item>
                </text:list>
              </text:list-item>
              <text:list-item>
                <text:p text:style-name="P17">Real-Time Data Breach Notification: </text:p>
                <text:list>
                  <text:list-item>
                    <text:p text:style-name="P17">Creativity: 3 - Providing real-time data breach notifications is a good idea, but not exceptionally creative. </text:p>
                  </text:list-item>
                  <text:list-item>
                    <text:p text:style-name="P17">Usefulness: 4 - Alerting users about potential data breaches and offering recommendations for protective actions is highly useful. </text:p>
                  </text:list-item>
                  <text:list-item>
                    <text:p text:style-name="P17">Novelty: 3 - Data breach notifications are becoming more common, but their integration into a browser is relatively novel. </text:p>
                  </text:list-item>
                  <text:list-item>
                    <text:p text:style-name="P17">Clarity: 4 - The description clearly conveys the functionality and benefits of <text:soft-page-break/>the feature. </text:p>
                  </text:list-item>
                </text:list>
              </text:list-item>
              <text:list-item>
                <text:p text:style-name="P17">Secure Multi-Factor Authentication Integration: </text:p>
                <text:list>
                  <text:list-item>
                    <text:p text:style-name="P17">Creativity: 3 - Integrating multi-factor authentication into the browser is a good idea, but not exceptionally creative. </text:p>
                  </text:list-item>
                  <text:list-item>
                    <text:p text:style-name="P17">Usefulness: 4 - Providing users with a secure and convenient way to log in to websites directly from the browser is highly useful. </text:p>
                  </text:list-item>
                  <text:list-item>
                    <text:p text:style-name="P17">Novelty: 3 - Multi-factor authentication is a well-established concept, but its seamless integration into a browser is relatively novel. </text:p>
                  </text:list-item>
                  <text:list-item>
                    <text:p text:style-name="P17">Clarity: 4 - The description clearly explains the functionality and benefits of the feature. </text:p>
                  </text:list-item>
                </text:list>
              </text:list-item>
              <text:list-item>
                <text:p text:style-name="P17">Anonymous Browsing Metrics Collection: </text:p>
                <text:list>
                  <text:list-item>
                    <text:p text:style-name="P17">Creativity: 4 - Using advanced anonymization techniques to collect usage data without compromising privacy is a creative approach. </text:p>
                  </text:list-item>
                  <text:list-item>
                    <text:p text:style-name="P17">Usefulness: 4 - This feature allows for the improvement of browser features and user experience while ensuring user privacy. </text:p>
                  </text:list-item>
                  <text:list-item>
                    <text:p text:style-name="P17">Novelty: 4 - The use of advanced anonymization techniques for browsing metrics collection is a novel concept. </text:p>
                  </text:list-item>
                  <text:list-item>
                    <text:p text:style-name="P17">Clarity: 3 - The description may require more explanation about the specific anonymization techniques used. </text:p>
                  </text:list-item>
                </text:list>
              </text:list-item>
              <text:list-item>
                <text:p text:style-name="P17">Smart Firewall Integration: </text:p>
                <text:list>
                  <text:list-item>
                    <text:p text:style-name="P17">Creativity: 4 - Incorporating a smart firewall that dynamically adjusts its filtering rules based on user behavior and website trustworthiness is a creative solution. </text:p>
                  </text:list-item>
                  <text:list-item>
                    <text:p text:style-name="P17">Usefulness: 4 - This feature provides an additional layer of protection against network-based threats, enhancing user security. </text:p>
                  </text:list-item>
                  <text:list-item>
                    <text:p text:style-name="P17">Novelty: 3 - While firewall integration is not new, the dynamic adjustment of <text:soft-page-break/>filtering rules based on user behavior and website trustworthiness is relatively novel. </text:p>
                  </text:list-item>
                  <text:list-item>
                    <text:p text:style-name="P18">Clarity: 4 - The description clearly explains how the feature works and its benefits. </text:p>
                  </text:list-item>
                </text:list>
              </text:list-item>
            </text:list>
            <text:p text:style-name="P8">Overall, your colleague has presented a set of innovative and creative security features that address various aspects of browser security and user privacy. The features are generally useful, with some exhibiting higher levels of novelty than others. While most descriptions are clear, a few may benefit from additional explanations to ensure that users with varying technical backgrounds can fully understand the concepts.</text:p>
            <text:p text:style-name="P2"/>
          </table:table-cell>
          <table:table-cell table:style-name="Table1.A1" office:value-type="string">
            <text:p text:style-name="P2">Breakdown of Feature Scores with Explanations:</text:p>
            <text:p text:style-name="P2"/>
            <text:p text:style-name="P2">Here's a detailed breakdown of the scores for each feature, explaining the reasoning behind each number:</text:p>
            <text:p text:style-name="P2"/>
            <text:p text:style-name="P2">Feature: Integrated VPN with Selective Geofencing</text:p>
            <text:p text:style-name="P2"/>
            <text:p text:style-name="P2"><text:s text:c="4"/>Creativity (3): While combining a VPN with selective location choice is a convenient approach, the core functionalities of VPNs and location-based restrictions already exist. The creativity lies in merging these features seamlessly.</text:p>
            <text:p text:style-name="P2"><text:s text:c="4"/>Usefulness (4): This feature offers clear benefits for users who need to access content with geographic restrictions or prioritize privacy depending on the network.</text:p>
            <text:p text:style-name="P2"><text:s text:c="4"/>Novelty (3): Selective location choice within a VPN service is not entirely new, but the integration within a browser could be considered novel for some users.</text:p>
            <text:p text:style-name="P2"><text:s text:c="4"/>Clarity (4): The concept of a VPN is generally understood, and adding location selection creates a straightforward user experience.</text:p>
            <text:p text:style-name="P2"/>
            <text:p text:style-name="P2"><text:soft-page-break/>Feature: AI-Powered Phishing Detection</text:p>
            <text:p text:style-name="P2"/>
            <text:p text:style-name="P2"><text:s text:c="4"/>Creativity (4): Utilizing machine learning to proactively detect phishing attempts is a highly creative approach to a critical security concern.</text:p>
            <text:p text:style-name="P2"><text:s text:c="4"/>Usefulness (4): Phishing remains a major threat, and AI-powered detection offers significant protection for users who might miss subtle clues in phishing emails or websites.</text:p>
            <text:p text:style-name="P2"><text:s text:c="4"/>Novelty (4): While AI itself isn't new, AI specifically for real-time phishing detection within browsers is a relatively recent technology.</text:p>
            <text:p text:style-name="P2"><text:s text:c="4"/>Clarity (4): Phishing is a well-known threat, and users can easily understand how AI helps prevent them from falling victim.</text:p>
            <text:p text:style-name="P2"/>
            <text:p text:style-name="P2">Feature: Zero-Trust Content Execution</text:p>
            <text:p text:style-name="P2"/>
            <text:p text:style-name="P2"><text:s text:c="4"/>Creativity (4): Implementing a zero-trust model for executing web content represents a highly innovative approach to browser security. Traditional models rely on reputation or whitelisting, while zero-trust verifies each element's integrity before running.</text:p>
            <text:p text:style-name="P2"><text:s text:c="4"/>Usefulness (4): Zero-trust execution significantly strengthens browser security by blocking potentially malicious scripts or executables embedded in web pages.</text:p>
            <text:p text:style-name="P2"><text:s text:c="4"/>Novelty (4): Zero-trust is a growing security concept, but its application specifically to web content execution within a browser is a novel implementation.</text:p>
            <text:p text:style-name="P2"><text:s text:c="4"/>Clarity (3): The zero-trust model might require more technical explanation for some users, but the overall benefit of enhanced security can still be communicated effectively.</text:p>
            <text:p text:style-name="P2"/>
            <text:p text:style-name="P2">Feature: Encrypted User Profile Cloud Storage</text:p>
            <text:p text:style-name="P2"/>
            <text:p text:style-name="P2"><text:s text:c="4"/>Creativity (3): Encrypting user profile data for cloud storage is not a completely new concept. However, offering it seamlessly within the browser for easy access across devices adds a creative element.</text:p>
            <text:p text:style-name="P2"><text:s text:c="4"/>Usefulness (4): Users value the ability to access bookmarks, history, and settings across devices. Encryption ensures data privacy when stored in the cloud.</text:p>
            <text:p text:style-name="P2"><text:s text:c="4"/>Novelty (3): Cloud storage for user profiles exists, but encryption and browser integration add a layer of novelty.</text:p>
            <text:p text:style-name="P2"><text:s text:c="4"/>Clarity (4): Cloud storage and encryption are becoming increasingly familiar concepts, making this feature easy to understand.</text:p>
            <text:p text:style-name="P2"/>
            <text:p text:style-name="P2">For the remaining features, I'll follow the same format:</text:p>
            <text:p text:style-name="P2"/>
            <text:p text:style-name="P2"><text:s text:c="4"/>Decentralized Web Authentication (DID):</text:p>
            <text:p text:style-name="P2"><text:s text:c="8"/>Creativity (4): Using blockchain for user authentication offers a novel and secure approach that eliminates centralized password management and reduces breach risks.</text:p>
            <text:p text:style-name="P2"><text:s text:c="8"/>Usefulness (4): Strong authentication protects user accounts and data.</text:p>
            <text:p text:style-name="P2"><text:s text:c="8"/>Novelty (4): DID authentication based on blockchain is a relatively new technology.</text:p>
            <text:p text:style-name="P2"><text:s text:c="8"/>Clarity (3): Blockchain and DIDs might require more user education due to their less common nature.</text:p>
            <text:p text:style-name="P2"><text:soft-page-break/></text:p>
            <text:p text:style-name="P2"><text:s text:c="4"/>Adaptive Security Level Settings:</text:p>
            <text:p text:style-name="P2"><text:s text:c="8"/>Creativity (3): Adapting security settings based on context isn't entirely new, but integrating it within a browser for automatic adjustments offers a creative twist.</text:p>
            <text:p text:style-name="P2"><text:s text:c="8"/>Usefulness (4): Automatically adjusting security based on network and website trust levels balances convenience with protection.</text:p>
            <text:p text:style-name="P2"><text:s text:c="8"/>Novelty (3): Context-aware security exists, but the browser integration element adds some novelty.</text:p>
            <text:p text:style-name="P2"><text:s text:c="8"/>Clarity (4): The concept of adjusting security levels is easy to understand.</text:p>
            <text:p text:style-name="P2"/>
            <text:p text:style-name="P2"><text:s text:c="4"/>Real-Time Data Breach Notification:</text:p>
            <text:p text:style-name="P2"><text:s text:c="8"/>Creativity (3): Data breach notification services already exist, but integrating them directly into the browser adds some level of user convenience.</text:p>
            <text:p text:style-name="P2"><text:s text:c="8"/>Usefulness (4): Knowing if your data is exposed in a breach allows for swift action to protect accounts.</text:p>
            <text:p text:style-name="P2"><text:s text:c="8"/>Novelty (3): Data breach notification isn't new, but real-time integration with the browser might be for some users.</text:p>
            <text:p text:style-name="P2"><text:s text:c="8"/>Clarity (4): Data breaches are widely publicized, making the benefit of notification services easy to understand.</text:p>
            <text:p text:style-name="P2"/>
            <text:p text:style-name="P2"/>
            <text:p text:style-name="P2"><text:s text:c="4"/>Anonymous Browsing Metrics Collection:</text:p>
            <text:p text:style-name="P2"><text:s text:c="8"/>Creativity (3): Balancing data collection with anonymization techniques for user privacy offers a creative approach, ensuring user concerns about private data are addressed.</text:p>
            <text:p text:style-name="P2"><text:s text:c="8"/>Usefulness (4): Collecting browser usage data drives improvements, but only with clear user privacy in mind.</text:p>
            <text:p text:style-name="P2"><text:s text:c="8"/>Novelty (3): Privacy-focused data collection exists, but the combination of advanced anonymization and browser integration adds an element of novelty.</text:p>
            <text:p text:style-name="P2"><text:s text:c="8"/>Clarity (4): The purpose of data collection and its privacy focus can be easily explained to users.</text:p>
            <text:p text:style-name="P2"/>
            <text:p text:style-name="P2"><text:s text:c="4"/>Smart Firewall Integration:</text:p>
            <text:p text:style-name="P2"><text:s text:c="8"/>Creativity (3): The idea of a smart firewall isn't new, but directly incorporating one into the browser is a creative approach and useful addition to the browser's security.</text:p>
            <text:p text:style-name="P2"><text:s text:c="8"/>Usefulness (4): A smart firewall offers an additional layer of protection against network threats and harmful websites.</text:p>
            <text:p text:style-name="P2"><text:s text:c="8"/>Novelty (3): While smart firewalls exist, integrating one with a browser to dynamically adjust filtering is an element of novelty.</text:p>
            <text:p text:style-name="P2"><text:s text:c="8"/>Clarity (4): The principle of firewalls is well-established, making the concept of smart filtering within the browser easy to explain.</text:p>
            <text:p text:style-name="P2"/>
            <text:p text:style-name="P2"><text:s text:c="4"/>Secure Multi-Factor Authentication Integration:</text:p>
            <text:p text:style-name="P2"><text:s text:c="8"/>Creativity (2): MFA itself is a well-established security practice, and seamless integration within the browser is a helpful addition, but not highly creative.</text:p>
            <text:p text:style-name="P2"><text:s text:c="8"/>Usefulness (4): MFA significantly enhances login security by adding an extra layer of protection beyond just a username and password.</text:p>
            <text:p text:style-name="P2"><text:s text:c="8"/>Novelty (2): The core concept of MFA isn't <text:soft-page-break/>novel, but offering diverse options and seamless browser integration adds a twist.</text:p>
            <text:p text:style-name="P2"><text:s text:c="8"/>Clarity (4): The benefits of MFA are becoming more widely understood, especially with high-profile data breaches making headlines.</text:p>
          </table:table-cell>
        </table:table-row>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2T06:29:27.093534909</meta:creation-date>
    <dc:date>2024-04-02T06:56:28.919343724</dc:date>
    <meta:editing-duration>PT27M1S</meta:editing-duration>
    <meta:editing-cycles>6</meta:editing-cycles>
    <meta:generator>LibreOffice/7.4.7.2$Linux_X86_64 LibreOffice_project/40$Build-2</meta:generator>
    <meta:document-statistic meta:table-count="1" meta:image-count="0" meta:object-count="0" meta:page-count="10" meta:paragraph-count="260" meta:word-count="5368" meta:character-count="38089" meta:non-whitespace-character-count="32396"/>
  </office:meta>
</office:document-meta>
</file>